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color="#ff4000" loext:opacity="100%" fo:font-size="11pt" fo:font-weight="bold" officeooo:rsid="002073be" officeooo:paragraph-rsid="002073be" style:font-size-asian="11pt" style:font-weight-asian="bold" style:font-size-complex="11pt" style:font-weight-complex="bold"/>
    </style:style>
    <style:style style:name="P2" style:family="paragraph" style:parent-style-name="Standard">
      <style:paragraph-properties fo:text-align="start" style:justify-single-word="false"/>
      <style:text-properties fo:color="#ff4000" loext:opacity="100%" fo:font-size="11pt" officeooo:paragraph-rsid="001e5c6c" style:font-size-asian="11pt" style:font-size-complex="11pt"/>
    </style:style>
    <style:style style:name="P3" style:family="paragraph" style:parent-style-name="Standard">
      <style:paragraph-properties fo:text-align="start" style:justify-single-word="false"/>
      <style:text-properties fo:font-size="11pt" officeooo:paragraph-rsid="0092a6ea" style:font-size-asian="11pt" style:font-size-complex="11pt"/>
    </style:style>
    <style:style style:name="P4" style:family="paragraph" style:parent-style-name="Standard">
      <style:paragraph-properties fo:text-align="start" style:justify-single-word="false"/>
      <style:text-properties fo:font-size="11pt" officeooo:paragraph-rsid="00aa1b86" style:font-size-asian="11pt" style:font-size-complex="11pt"/>
    </style:style>
    <style:style style:name="P5" style:family="paragraph" style:parent-style-name="Standard">
      <style:text-properties fo:font-size="11pt" officeooo:rsid="001e5c6c" officeooo:paragraph-rsid="001e5c6c" style:font-size-asian="11pt" style:font-size-complex="11pt"/>
    </style:style>
    <style:style style:name="P6" style:family="paragraph" style:parent-style-name="Standard">
      <style:text-properties fo:font-size="11pt" officeooo:rsid="0020f53c" officeooo:paragraph-rsid="0020f53c" style:font-size-asian="11pt" style:font-size-complex="11pt"/>
    </style:style>
    <style:style style:name="P7" style:family="paragraph" style:parent-style-name="Standard">
      <style:text-properties fo:font-size="11pt" officeooo:rsid="002016fe" officeooo:paragraph-rsid="002016fe" style:font-size-asian="11pt" style:font-size-complex="11pt"/>
    </style:style>
    <style:style style:name="P8" style:family="paragraph" style:parent-style-name="Standard">
      <style:text-properties fo:font-size="11pt" officeooo:rsid="0022f13f" officeooo:paragraph-rsid="0022f13f" style:font-size-asian="11pt" style:font-size-complex="11pt"/>
    </style:style>
    <style:style style:name="P9" style:family="paragraph" style:parent-style-name="Standard">
      <style:text-properties fo:font-size="11pt" officeooo:rsid="0022f13f" officeooo:paragraph-rsid="00254255" style:font-size-asian="11pt" style:font-size-complex="11pt"/>
    </style:style>
    <style:style style:name="P10" style:family="paragraph" style:parent-style-name="Standard">
      <style:text-properties fo:font-size="11pt" officeooo:paragraph-rsid="003d7920" style:font-size-asian="11pt" style:font-size-complex="11pt"/>
    </style:style>
    <style:style style:name="P11" style:family="paragraph" style:parent-style-name="Standard">
      <style:paragraph-properties fo:text-align="start" style:justify-single-word="false"/>
      <style:text-properties fo:font-size="11pt" fo:font-weight="bold" officeooo:rsid="002073be" officeooo:paragraph-rsid="002073be" style:font-size-asian="11pt" style:font-weight-asian="bold" style:font-size-complex="11pt" style:font-weight-complex="bold"/>
    </style:style>
    <style:style style:name="P12" style:family="paragraph" style:parent-style-name="Standard">
      <style:paragraph-properties fo:text-align="center" style:justify-single-word="false"/>
      <style:text-properties fo:font-size="11pt" fo:font-weight="bold" officeooo:rsid="002073be" officeooo:paragraph-rsid="002073be" style:font-size-asian="11pt" style:font-weight-asian="bold" style:font-size-complex="11pt" style:font-weight-complex="bold"/>
    </style:style>
    <style:style style:name="P13" style:family="paragraph" style:parent-style-name="Standard">
      <style:paragraph-properties fo:text-align="start" style:justify-single-word="false"/>
      <style:text-properties fo:font-size="11pt" fo:font-weight="bold" officeooo:rsid="0025a271" officeooo:paragraph-rsid="0025a271" style:font-size-asian="11pt" style:font-weight-asian="bold" style:font-size-complex="11pt" style:font-weight-complex="bold"/>
    </style:style>
    <style:style style:name="P14" style:family="paragraph" style:parent-style-name="Standard">
      <style:text-properties fo:font-size="11pt" fo:font-weight="bold" officeooo:rsid="0025efee" officeooo:paragraph-rsid="0025efee" style:font-size-asian="11pt" style:font-weight-asian="bold" style:font-size-complex="11pt" style:font-weight-complex="bold"/>
    </style:style>
    <style:style style:name="P15" style:family="paragraph" style:parent-style-name="Standard">
      <style:text-properties fo:font-size="11pt" fo:font-weight="normal" officeooo:rsid="002c47d2" officeooo:paragraph-rsid="002c47d2" style:font-size-asian="11pt" style:font-weight-asian="normal" style:font-size-complex="11pt" style:font-weight-complex="normal"/>
    </style:style>
    <style:style style:name="P16" style:family="paragraph" style:parent-style-name="Standard">
      <style:text-properties fo:font-size="11pt" fo:font-weight="normal" officeooo:rsid="0025efee" officeooo:paragraph-rsid="0025efee" style:font-size-asian="11pt" style:font-weight-asian="normal" style:font-size-complex="11pt" style:font-weight-complex="normal"/>
    </style:style>
    <style:style style:name="P17" style:family="paragraph" style:parent-style-name="Standard">
      <style:text-properties fo:font-size="11pt" fo:font-weight="normal" officeooo:rsid="002e47da" officeooo:paragraph-rsid="002e47da" style:font-size-asian="11pt" style:font-weight-asian="normal" style:font-size-complex="11pt" style:font-weight-complex="normal"/>
    </style:style>
    <style:style style:name="P18" style:family="paragraph" style:parent-style-name="Standard">
      <style:text-properties fo:font-size="11pt" fo:font-weight="normal" officeooo:rsid="0030921b" officeooo:paragraph-rsid="0037cd73"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000000" loext:opacity="100%" fo:font-size="11pt" fo:font-weight="normal" officeooo:rsid="002073be" officeooo:paragraph-rsid="006a4cef"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loext:opacity="100%" fo:font-size="11pt" fo:font-weight="normal" officeooo:rsid="002073be" officeooo:paragraph-rsid="00570bd0"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loext:opacity="100%" fo:font-size="11pt" fo:font-weight="normal" officeooo:rsid="0087f85a" officeooo:paragraph-rsid="0087f85a" style:font-size-asian="11pt" style:font-weight-asian="normal" style:font-size-complex="11pt" style:font-weight-complex="normal"/>
    </style:style>
    <style:style style:name="P22" style:family="paragraph" style:parent-style-name="Standard">
      <style:paragraph-properties style:line-height-at-least="0.198in"/>
      <style:text-properties fo:color="#000000" loext:opacity="100%" style:font-name="Liberation Serif" fo:font-size="11pt" fo:font-weight="bold" fo:background-color="#ffffff" style:font-size-asian="11pt" style:font-weight-asian="bold" style:font-size-complex="11pt" style:font-weight-complex="bold"/>
    </style:style>
    <style:style style:name="P23" style:family="paragraph" style:parent-style-name="Standard">
      <style:paragraph-properties style:line-height-at-least="0.198in"/>
      <style:text-properties fo:color="#000000" loext:opacity="100%" style:font-name="Liberation Serif" fo:font-size="11pt" fo:font-weight="normal" fo:background-color="#ffffff" style:font-size-asian="11pt" style:font-size-complex="11pt"/>
    </style:style>
    <style:style style:name="P24" style:family="paragraph" style:parent-style-name="Standard">
      <style:paragraph-properties style:line-height-at-least="0.198in"/>
      <style:text-properties fo:color="#000000" loext:opacity="100%" style:font-name="Liberation Serif" fo:font-size="11pt" style:font-size-asian="11pt" style:font-size-complex="11pt"/>
    </style:style>
    <style:style style:name="P25" style:family="paragraph" style:parent-style-name="Standard">
      <style:paragraph-properties fo:text-align="start" style:justify-single-word="false"/>
      <style:text-properties fo:color="#ff0000" loext:opacity="100%" fo:font-size="11pt" fo:font-weight="bold" officeooo:rsid="00733c56" officeooo:paragraph-rsid="00733c56" style:font-size-asian="11pt" style:font-weight-asian="bold" style:font-size-complex="11pt" style:font-weight-complex="bold"/>
    </style:style>
    <style:style style:name="T1" style:family="text">
      <style:text-properties officeooo:rsid="0020f53c"/>
    </style:style>
    <style:style style:name="T2" style:family="text">
      <style:text-properties officeooo:rsid="00235be4"/>
    </style:style>
    <style:style style:name="T3" style:family="text">
      <style:text-properties officeooo:rsid="00254255"/>
    </style:style>
    <style:style style:name="T4" style:family="text">
      <style:text-properties officeooo:rsid="002c47d2"/>
    </style:style>
    <style:style style:name="T5" style:family="text">
      <style:text-properties officeooo:rsid="002de2b4"/>
    </style:style>
    <style:style style:name="T6" style:family="text">
      <style:text-properties officeooo:rsid="0037cd73"/>
    </style:style>
    <style:style style:name="T7" style:family="text">
      <style:text-properties style:text-position="33% 80%"/>
    </style:style>
    <style:style style:name="T8" style:family="text">
      <style:text-properties fo:font-weight="normal" officeooo:rsid="0037cd73" style:font-weight-asian="normal" style:font-weight-complex="normal"/>
    </style:style>
    <style:style style:name="T9" style:family="text">
      <style:text-properties fo:font-weight="normal" officeooo:rsid="003d7920" style:font-weight-asian="normal" style:font-weight-complex="normal"/>
    </style:style>
    <style:style style:name="T10" style:family="text">
      <style:text-properties fo:font-weight="normal" officeooo:rsid="0043a502"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35ec1f" style:font-weight-asian="bold" style:font-weight-complex="bold"/>
    </style:style>
    <style:style style:name="T13" style:family="text">
      <style:text-properties fo:font-weight="bold" officeooo:rsid="001e5c6c" style:font-weight-asian="bold" style:font-weight-complex="bold"/>
    </style:style>
    <style:style style:name="T14" style:family="text">
      <style:text-properties fo:font-weight="bold" officeooo:rsid="004a5fdb" style:font-weight-asian="bold" style:font-weight-complex="bold"/>
    </style:style>
    <style:style style:name="T15" style:family="text">
      <style:text-properties officeooo:rsid="003d7920"/>
    </style:style>
    <style:style style:name="T16" style:family="text">
      <style:text-properties officeooo:rsid="0040c3d6"/>
    </style:style>
    <style:style style:name="T17" style:family="text">
      <style:text-properties officeooo:rsid="0043a502"/>
    </style:style>
    <style:style style:name="T18" style:family="text">
      <style:text-properties officeooo:rsid="0045835c"/>
    </style:style>
    <style:style style:name="T19" style:family="text">
      <style:text-properties officeooo:rsid="004c1bf3"/>
    </style:style>
    <style:style style:name="T20" style:family="text">
      <style:text-properties officeooo:rsid="004f4ecc"/>
    </style:style>
    <style:style style:name="T21" style:family="text">
      <style:text-properties officeooo:rsid="00503f46"/>
    </style:style>
    <style:style style:name="T22" style:family="text">
      <style:text-properties officeooo:rsid="0052b08b"/>
    </style:style>
    <style:style style:name="T23" style:family="text">
      <style:text-properties officeooo:rsid="00570bd0"/>
    </style:style>
    <style:style style:name="T24" style:family="text">
      <style:text-properties officeooo:rsid="0059d518"/>
    </style:style>
    <style:style style:name="T25" style:family="text">
      <style:text-properties officeooo:rsid="005cb110"/>
    </style:style>
    <style:style style:name="T26" style:family="text">
      <style:text-properties officeooo:rsid="0061e95f"/>
    </style:style>
    <style:style style:name="T27" style:family="text">
      <style:text-properties officeooo:rsid="0062e7f9"/>
    </style:style>
    <style:style style:name="T28" style:family="text">
      <style:text-properties officeooo:rsid="006423f0"/>
    </style:style>
    <style:style style:name="T29" style:family="text">
      <style:text-properties officeooo:rsid="006439a3"/>
    </style:style>
    <style:style style:name="T30" style:family="text">
      <style:text-properties officeooo:rsid="00716ff6"/>
    </style:style>
    <style:style style:name="T31" style:family="text">
      <style:text-properties fo:color="#ff4000" loext:opacity="100%"/>
    </style:style>
    <style:style style:name="T32" style:family="text">
      <style:text-properties fo:color="#ff4000" loext:opacity="100%" officeooo:rsid="0048c16a"/>
    </style:style>
    <style:style style:name="T33" style:family="text">
      <style:text-properties fo:color="#ff4000" loext:opacity="100%" fo:font-weight="normal" officeooo:rsid="0092a6ea" style:font-weight-asian="normal" style:font-weight-complex="normal"/>
    </style:style>
    <style:style style:name="T34" style:family="text">
      <style:text-properties officeooo:rsid="007676e3"/>
    </style:style>
    <style:style style:name="T35" style:family="text">
      <style:text-properties officeooo:rsid="007ab77a"/>
    </style:style>
    <style:style style:name="T36" style:family="text">
      <style:text-properties officeooo:rsid="008f8d6c"/>
    </style:style>
    <style:style style:name="T37" style:family="text">
      <style:text-properties officeooo:rsid="00918ad9"/>
    </style:style>
    <style:style style:name="T38" style:family="text">
      <style:text-properties officeooo:rsid="0092a6ea"/>
    </style:style>
    <style:style style:name="T39" style:family="text">
      <style:text-properties fo:color="#000000" loext:opacity="100%" fo:font-weight="normal" officeooo:rsid="0092a6ea" style:font-weight-asian="normal" style:font-weight-complex="normal"/>
    </style:style>
    <style:style style:name="T40" style:family="text">
      <style:text-properties fo:color="#000000" loext:opacity="100%" fo:font-weight="normal" officeooo:rsid="006a4cef" style:font-weight-asian="normal" style:font-weight-complex="normal"/>
    </style:style>
    <style:style style:name="T41" style:family="text">
      <style:text-properties fo:color="#000000" loext:opacity="100%" fo:font-weight="normal" officeooo:rsid="0087f85a" style:font-weight-asian="normal" style:font-weight-complex="normal"/>
    </style:style>
    <style:style style:name="T42" style:family="text">
      <style:text-properties officeooo:rsid="009453b4"/>
    </style:style>
    <style:style style:name="T43" style:family="text">
      <style:text-properties officeooo:rsid="0096260e"/>
    </style:style>
    <style:style style:name="T44" style:family="text">
      <style:text-properties officeooo:rsid="0097e705"/>
    </style:style>
    <style:style style:name="T45" style:family="text">
      <style:text-properties officeooo:rsid="0098b0a5"/>
    </style:style>
    <style:style style:name="T46" style:family="text">
      <style:text-properties officeooo:rsid="00a9ee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5">(1) </text:span><text:span text:style-name="T43">Instructions on how to run SEDEX</text:span>.</text:p>
      <text:p text:style-name="P3"><text:span text:style-name="T39">(1)</text:span><text:span text:style-name="T33"> </text:span>Creat<text:span text:style-name="T38">e</text:span> a Gaia account, and change the username and password in the routine access_crossmatch_from_Gaia at Gaia.login(user='username', password='password')</text:p>
      <text:p text:style-name="P19">(<text:span text:style-name="T38">2)</text:span> Prepare a <text:span text:style-name="T36">list of targets in the</text:span> file, “UserInputData.csv” <text:span text:style-name="T22">with</text:span> these columns: starID, teff, tefferr, logg, loggerr, feh, feherr, Av, Averr. Note that the starID has to be Gaia DR3 source_id. <text:span text:style-name="T25">Av, Averr can be NaN. </text:span><text:span text:style-name="T27">Place this file in Data/Input_Fits/TOIs/. </text:span><text:span text:style-name="T30">T</text:span><text:span text:style-name="T28">he sample </text:span><text:span text:style-name="T29">name</text:span><text:span text:style-name="T28">, TOIs, </text:span><text:span text:style-name="T30">can be changed </text:span><text:span text:style-name="T28">in the file inlist.py.</text:span></text:p>
      <text:p text:style-name="P3"><text:span text:style-name="T40">(</text:span><text:span text:style-name="T39">3</text:span><text:span text:style-name="T40">) </text:span>Configure the inlist file, <text:span text:style-name="T40">inlist.py. </text:span><text:span text:style-name="T39">S</text:span>uggest to use default values.</text:p>
      <text:p text:style-name="P20">(<text:span text:style-name="T38">4</text:span>) <text:span text:style-name="T37">R</text:span>un <text:span text:style-name="T21">submit.sh, </text:span><text:span text:style-name="T24">if the </text:span><text:span text:style-name="T23">single star mode </text:span><text:span text:style-name="T24">is set, </text:span><text:span text:style-name="T26">or run submit_slurm </text:span><text:span text:style-name="T37">for</text:span><text:span text:style-name="T26"> HPC, if the batch mode is set.</text:span></text:p>
      <text:p text:style-name="P4"><text:span text:style-name="T41">(</text:span><text:span text:style-name="T39">5</text:span><text:span text:style-name="T41">) Derived parameters are </text:span>damped into th<text:span text:style-name="T46">is</text:span><text:span text:style-name="T42"> file</text:span><text:span text:style-name="T41">t:</text:span></text:p>
      <text:p text:style-name="P4"><text:span text:style-name="T41"><text:tab/>Data/Output_Fits/TOIs/SEDFits/MARCS/Output_SED_Fits_Final.csv</text:span></text:p>
      <text:p text:style-name="P21"><text:s/>The figures of the Blackbody fitting and SED fitting are stored at /Figures/TOIs/.</text:p>
      <text:p text:style-name="P1"/>
      <text:p text:style-name="P25"><text:span text:style-name="T34">(2) </text:span>Below are <text:span text:style-name="T45">the </text:span><text:span text:style-name="T44">functions</text:span> <text:span text:style-name="T44">of</text:span> some <text:span text:style-name="T44">key</text:span> routines.</text:p>
      <text:p text:style-name="P11"><text:span text:style-name="T32">4</text:span><text:span text:style-name="T31">_BlackBodyFit.py</text:span></text:p>
      <text:p text:style-name="P22">Some general remarks.</text:p>
      <text:p text:style-name="P23">This script is used to exclude outlier photometry by comparing observed and predicted flux densites. </text:p>
      <text:p text:style-name="P23">The latter is derived by fitting blackbody to the observed SED. Note that in this circumstance, extinction can be simply set to zero, because it would not affect rejecting photometric outliers. Effective temperature and the scaling factor optimized from this fitting are of course biased accordingly. </text:p>
      <text:p text:style-name="P24"/>
      <text:p text:style-name="P22">The steps of this script is as follows:</text:p>
      <text:p text:style-name="P23">(1) load input photometry and convert magnitudes to fluxes.</text:p>
      <text:p text:style-name="P23">(2) exclude invalid data points by fitting a <text:span text:style-name="T19">P</text:span>lanck function.</text:p>
      <text:p text:style-name="P23">(3) determine Av. This can be done through a blackbody fitting, <text:span text:style-name="T16"><text:s/>use p</text:span>re-known <text:span text:style-name="T16">values</text:span>, or set to be 0.</text:p>
      <text:p text:style-name="P23">(4) with Av determined above, optimize Teff </text:p>
      <text:p text:style-name="P23">(5) save predicted flux densities to files, and save figures.</text:p>
      <text:p text:style-name="P12"/>
      <text:p text:style-name="P2"><text:span text:style-name="T14">6</text:span><text:span text:style-name="T12">_</text:span><text:span text:style-name="T13">SedFit.py</text:span></text:p>
      <text:p text:style-name="P13">Part 1. Without interpolation of MARCS models</text:p>
      <text:p text:style-name="P5">(1) load photometry for a given target star</text:p>
      <text:p text:style-name="P5">(2) select closest MARCS model(s) using input Teff and logg.</text:p>
      <text:p text:style-name="P6">(3) Find the best-fitting model <text:span text:style-name="T18">from preselected models </text:span>given input photometry.</text:p>
      <text:p text:style-name="P7">(<text:span text:style-name="T1">4</text:span>) reject outlier photometry by iteratively performing SED fitting and looking for any photometric measurement that is too different (a threshold is pre-defined by user) from model prediction.</text:p>
      <text:p text:style-name="P8">(5) <text:span text:style-name="T2">extrapolate the best-fitting MARCS model spectrum in the wavelength range [20, 30] micron.</text:span></text:p>
      <text:p text:style-name="P9">(6) save the best SED-fitting parameters, and predicted <text:s/><text:span text:style-name="T3">and </text:span>deextincted observed fluxes.</text:p>
      <text:p text:style-name="P8"/>
      <text:p text:style-name="P14">Part 2. Interpolating of MARCS models.</text:p>
      <text:p text:style-name="P15">(1) select four closest logg models and 4 teff models, leading to 16 points in the teff-logg space. </text:p>
      <text:p text:style-name="P16"><text:span text:style-name="T4">(2) </text:span>interpolate model fluxes to a grid of Teff and logg</text:p>
      <text:p text:style-name="P15">(<text:span text:style-name="T5">3</text:span>) optimize Av and scaling factor for each node of the grid.</text:p>
      <text:p text:style-name="P17">(4) find the best fitting model out of all the interpolated and original models.</text:p>
      <text:p text:style-name="P17"/>
      <text:p text:style-name="P18"><text:span text:style-name="T11">Note.</text:span> </text:p>
      <text:p text:style-name="P18"><text:span text:style-name="T6">1. </text:span>The red square, blue diamond, and green asterisk indicate input parameters, best-fitting model parameters without interpolation, <text:s/><text:span text:style-name="T17">and </text:span>best-fitting model parameters with interpolation, respectively.</text:p>
      <text:p text:style-name="P10"><text:span text:style-name="T8">2. Marcs spectra have wavelength in units of Å, and fluxes in units of </text:span>erg/cm<text:span text:style-name="T7">2</text:span>/s/Å.<text:span text:style-name="T15"> But the SED fitting code has manually change</text:span><text:span text:style-name="T20">d</text:span><text:span text:style-name="T15"> </text:span><text:span text:style-name="T8">wavelength in units of </text:span><text:span text:style-name="T9">micron, </text:span><text:span text:style-name="T10">but keep flux units untouch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6:30:20.148476752</meta:creation-date>
    <dc:date>2022-10-20T14:43:34.640845324</dc:date>
    <meta:editing-duration>PT3H56M24S</meta:editing-duration>
    <meta:editing-cycles>72</meta:editing-cycles>
    <meta:generator>LibreOffice/7.2.5.1$Linux_X86_64 LibreOffice_project/20$Build-1</meta:generator>
    <meta:document-statistic meta:table-count="0" meta:image-count="0" meta:object-count="0" meta:page-count="1" meta:paragraph-count="35" meta:word-count="479" meta:character-count="3087" meta:non-whitespace-character-count="2633"/>
  </office:meta>
</office:document-meta>
</file>